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6d0e" officeooo:paragraph-rsid="00166d0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66d0e" officeooo:paragraph-rsid="00166d0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7c7b1" officeooo:paragraph-rsid="0017c7b1" style:font-size-asian="18pt" style:font-weight-asian="normal" style:font-size-complex="18pt" style:font-weight-complex="normal"/>
    </style:style>
    <style:style style:name="T1" style:family="text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</text:p>
      <text:p text:style-name="P2"/>
      <text:p text:style-name="P3">Jueves 23/3/2017</text:p>
      <text:p text:style-name="P3"><text:tab/>He añadido los frameworks de Bootstrap así como de jQuery.</text:p>
      <text:p text:style-name="P3"><text:tab/>He creado la estructura simple del html principal y el formulario de login.</text:p>
      <text:p text:style-name="P3"><text:tab/>--..seguiré más tarde..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17:34.202337647</meta:creation-date>
    <dc:date>2017-03-23T11:49:12.601812513</dc:date>
    <meta:editing-duration>PT2M12S</meta:editing-duration>
    <meta:editing-cycles>2</meta:editing-cycles>
    <meta:generator>LibreOffice/5.2.6.2$Linux_X86_64 LibreOffice_project/20$Build-2</meta:generator>
    <meta:document-statistic meta:table-count="0" meta:image-count="0" meta:object-count="0" meta:page-count="1" meta:paragraph-count="5" meta:word-count="30" meta:character-count="184" meta:non-whitespace-character-count="157"/>
  </office:meta>
</office:document-meta>
</file>